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Socket.setSoTimeou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implAccept( java . net . Sock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getSo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setSocketFactory( java . net . SocketImplFacto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ServerSocket( int var0 , int var1 , java . net . InetAddress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get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ServerSocke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erSocket.ServerSock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